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0.50pt" fo:font-weight="normal" fo:font-family="monospace" style:font-family-asian="monospace" style:font-family-complex="monospace" fo:background-color="transparent" fo:color="#000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0.50pt" fo:font-weight="normal" fo:font-family="monospace" style:font-family-asian="monospace" style:font-family-complex="monospace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style:text-position="super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2.00pt" style:text-position="super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0.50pt" fo:font-weight="normal" fo:font-family="monospace" style:font-family-asian="monospace" style:font-family-complex="monospace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0.50pt" fo:font-weight="normal" fo:font-family="monospace" style:font-family-asian="monospace" style:font-family-complex="monospace" fo:background-color="transparent" fo:color="#0064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T31" style:family="text">
      <style:text-properties fo:font-size="12.00pt" fo:font-weight="normal" fo:font-family="'Arial, sans-serif'" style:font-family-asian="'Arial, sans-serif'" style:font-family-complex="'Arial, sans-serif'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0.50pt" fo:font-weight="normal" fo:font-family="monospace" style:font-family-asian="monospace" style:font-family-complex="monospace" fo:background-color="transparent" fo:color="#000000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0.50pt" fo:font-weight="normal" fo:font-family="monospace" style:font-family-asian="monospace" style:font-family-complex="monospace" fo:background-color="transparent" fo:color="#00000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0.50pt" fo:font-weight="normal" fo:font-family="monospace" style:font-family-asian="monospace" style:font-family-complex="monospace" fo:background-color="transparent" fo:color="#000000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2.00pt" style:text-position="super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0.50pt" fo:font-weight="normal" fo:font-family="monospace" style:font-family-asian="monospace" style:font-family-complex="monospace" fo:background-color="transparent" fo:color="#000000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0.50pt" fo:font-weight="normal" fo:font-family="monospace" style:font-family-asian="monospace" style:font-family-complex="monospace" fo:background-color="transparent" fo:color="#000000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0.50pt" fo:font-weight="normal" fo:font-family="monospace" style:font-family-asian="monospace" style:font-family-complex="monospace" fo:background-color="transparent" fo:color="#000000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0.50pt" fo:font-weight="normal" fo:font-family="monospace" style:font-family-asian="monospace" style:font-family-complex="monospace" fo:background-color="transparent" fo:color="#000000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3" style:family="text">
      <style:text-properties fo:font-size="10.50pt" fo:font-weight="normal" fo:font-family="monospace" style:font-family-asian="monospace" style:font-family-complex="monospace" fo:background-color="transparent" fo:color="#000000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1. f=lambda x: 0 if x else 1</text:span></text:p>
      <text:p text:style-name="P1"><text:span text:style-name="T1"><text:s text:c="3"/>print f(10)</text:span></text:p>
      <text:p text:style-name="P1"><text:span text:style-name="T2"/></text:p>
      <text:p text:style-name="P1"><text:span text:style-name="T3">2. print<text:s text:c="2"/>map(int,[‘a’,’b’],[12,13])</text:span></text:p>
      <text:p text:style-name="P1"><text:span text:style-name="T4"/></text:p>
      <text:p text:style-name="P1"><text:span text:style-name="T5">3. x=0</text:span></text:p>
      <text:p text:style-name="P1"><text:span text:style-name="T5"><text:s text:c="3"/>y= “positive” if x else “negative”</text:span></text:p>
      <text:p text:style-name="P1"><text:span text:style-name="T5"><text:s text:c="3"/>print y</text:span></text:p>
      <text:p text:style-name="P1"><text:span text:style-name="T5">A)</text:span></text:p>
      <text:p text:style-name="P1"><text:span text:style-name="T6"/></text:p>
      <text:p text:style-name="P1"><text:span text:style-name="T7">4. l=[1,2,3,4]</text:span></text:p>
      <text:p text:style-name="P1"><text:span text:style-name="T7"><text:s text:c="4"/>print<text:s text:c="2"/>l*3<text:line-break/>A)</text:span><text:span text:style-name="T8">[1, 2, 3, 4, 1, 2, 3, 4, 1, 2, 3, 4]</text:span></text:p>
      <text:p text:style-name="P1"><text:span text:style-name="T9"/></text:p>
      <text:p text:style-name="P1"><text:span text:style-name="T9"/></text:p>
      <text:p text:style-name="P1"><text:span text:style-name="T10">5. l=[[]]</text:span></text:p>
      <text:p text:style-name="P1"><text:span text:style-name="T10"><text:s text:c="4"/>l1 = l*3</text:span></text:p>
      <text:p text:style-name="P1"><text:span text:style-name="T10"><text:s text:c="3"/>print l1</text:span></text:p>
      <text:p text:style-name="P1"><text:span text:style-name="T10">A)<text:s/></text:span><text:span text:style-name="T11">[[], [], []]</text:span></text:p>
      <text:p text:style-name="P1"><text:span text:style-name="T12"/></text:p>
      <text:p text:style-name="P1"><text:span text:style-name="T13">6. l1[0]=10 take l from 5</text:span><text:span text:style-name="T14">th</text:span><text:span text:style-name="T15"><text:s/>question</text:span></text:p>
      <text:p text:style-name="P1"><text:span text:style-name="T15"><text:s text:c="4"/>print l1</text:span></text:p>
      <text:p text:style-name="P1"><text:span text:style-name="T15">A)[10, [ ] ,[ ] ]</text:span></text:p>
      <text:p text:style-name="P1"><text:span text:style-name="T16"/></text:p>
      <text:p text:style-name="P1"><text:span text:style-name="T17">7. l1.insert(0,10) take l1 from 6</text:span><text:span text:style-name="T18">th</text:span><text:span text:style-name="T19"><text:s/>question</text:span></text:p>
      <text:p text:style-name="P1"><text:span text:style-name="T19"><text:s text:c="4"/>print l1</text:span></text:p>
      <text:p text:style-name="P1"><text:span text:style-name="T19">A)none</text:span></text:p>
      <text:p text:style-name="P1"><text:span text:style-name="T20"/></text:p>
      <text:p text:style-name="P1"><text:span text:style-name="T21">8. l1=[1,2,3,4]</text:span></text:p>
      <text:p text:style-name="P1"><text:span text:style-name="T21"><text:s text:c="4"/>l2=l1</text:span></text:p>
      <text:p text:style-name="P1"><text:span text:style-name="T21"><text:s text:c="4"/>l1.insert(20,30)</text:span></text:p>
      <text:p text:style-name="P1"><text:span text:style-name="T21"><text:s text:c="4"/>print l2</text:span></text:p>
      <text:p text:style-name="P1"><text:span text:style-name="T21">A)<text:s/></text:span><text:span text:style-name="T22">[1, 2, 3, 4, 30]</text:span></text:p>
      <text:p text:style-name="P1"><text:span text:style-name="T23"/></text:p>
      <text:p text:style-name="P1"><text:span text:style-name="T24">9. l3 = (1,2,3,4)</text:span></text:p>
      <text:p text:style-name="P1"><text:span text:style-name="T24"><text:s text:c="4"/>l3[0]=10</text:span></text:p>
      <text:p text:style-name="P1"><text:span text:style-name="T24">A)<text:s/></text:span><text:span text:style-name="T25">'tuple' object does not support item assignment</text:span></text:p>
      <text:p text:style-name="P1"><text:span text:style-name="T26"/></text:p>
      <text:p text:style-name="P1"><text:span text:style-name="T26"/></text:p>
      <text:p text:style-name="P1"><text:span text:style-name="T27">10. s=”python”</text:span></text:p>
      <text:p text:style-name="P1"><text:span text:style-name="T27"><text:s text:c="6"/>WAP to remove “o” from s<text:s text:c="2"/></text:span></text:p>
      <text:p text:style-name="P1"><text:span text:style-name="T27">A)<text:s text:c="2"/></text:span><text:span text:style-name="T28">l</text:span><text:span text:style-name="T29">=list[s]</text:span></text:p>
      <text:p text:style-name="P1"><text:span text:style-name="T29"><text:s text:c="7"/></text:span><text:span text:style-name="T30">l.remove('o')</text:span></text:p>
      <text:p text:style-name="P1"><text:span text:style-name="T30"><text:s text:c="7"/>l=join(s)</text:span></text:p>
      <text:p text:style-name="P1"><text:span text:style-name="T30"><text:s text:c="7"/>print l</text:span><text:span text:style-name="T31"><text:s/></text:span></text:p>
      <text:p text:style-name="P1"><text:span text:style-name="T32"/></text:p>
      <text:p text:style-name="P1"><text:span text:style-name="T32"/></text:p>
      <text:p text:style-name="P1"><text:span text:style-name="T32"/></text:p>
      <text:p text:style-name="P1"><text:span text:style-name="T32"/></text:p>
      <text:p text:style-name="P1"><text:span text:style-name="T33">11. l=[1,2,[3,4,5,6],[[100,2003,400],500],600]</text:span></text:p>
      <text:p text:style-name="P1"><text:span text:style-name="T33"><text:s text:c="3"/>a.<text:s text:c="5"/>print len(l) A) 5</text:span></text:p>
      <text:p text:style-name="P1"><text:span text:style-name="T33"><text:s text:c="3"/>b.<text:s text:c="4"/>Get 500 from the above list</text:span></text:p>
      <text:p text:style-name="P1"><text:span text:style-name="T33">c.<text:s text:c="4"/>Does it executes l[0:2]=20 A) No</text:span></text:p>
      <text:p text:style-name="P1"><text:span text:style-name="T33">d. remove more than one element from list</text:span></text:p>
      <text:p text:style-name="P1"><text:span text:style-name="T34"/></text:p>
      <text:p text:style-name="P1"><text:span text:style-name="T35">12. L = [1,2,3,4]</text:span></text:p>
      <text:p text:style-name="P1"><text:span text:style-name="T35"><text:s text:c="6"/>take a copy of list which is not mutually change.</text:span></text:p>
      <text:p text:style-name="P1"><text:span text:style-name="T35">A) L1 = L[<text:s text:c="2"/>: ]</text:span></text:p>
      <text:p text:style-name="P1"><text:span text:style-name="T36"/></text:p>
      <text:p text:style-name="P1"><text:span text:style-name="T37">13. print int(12.34) ? A)Invalid syntax</text:span></text:p>
      <text:p text:style-name="P1"><text:span text:style-name="T38"/></text:p>
      <text:p text:style-name="P1"><text:span text:style-name="T39">14. print int(“12.34”)? A) 12</text:span></text:p>
      <text:p text:style-name="P1"><text:span text:style-name="T40"/></text:p>
      <text:p text:style-name="P1"><text:span text:style-name="T41">15. write a function to do (a+b)**3 using a formula</text:span></text:p>
      <text:p text:style-name="P1"><text:span text:style-name="T42"/></text:p>
      <text:p text:style-name="P1"><text:span text:style-name="T43">16. a=1j</text:span></text:p>
      <text:p text:style-name="P1"><text:span text:style-name="T43"><text:s text:c="6"/>print a, type(a)? A)1j ,complex</text:span></text:p>
      <text:p text:style-name="P1"><text:span text:style-name="T44"/></text:p>
      <text:p text:style-name="P1"><text:span text:style-name="T45">17. a=[i+10 for I in rage(10,20,2)]</text:span></text:p>
      <text:p text:style-name="P1"><text:span text:style-name="T45">A)<text:s/></text:span><text:span text:style-name="T46">[20, 22, 24, 26, 28]</text:span></text:p>
      <text:p text:style-name="P1"><text:span text:style-name="T47"/></text:p>
      <text:p text:style-name="P1"><text:span text:style-name="T48">18. a=[i+20 for I in range(10,2,2)]</text:span></text:p>
      <text:p text:style-name="P1"><text:span text:style-name="T48">A)[ ]</text:span></text:p>
      <text:p text:style-name="P1"><text:span text:style-name="T49"/></text:p>
      <text:p text:style-name="P1"><text:span text:style-name="T50">19. what are the different ways to form a generator?</text:span></text:p>
      <text:p text:style-name="P1"><text:span text:style-name="T50">A)<text:s/></text:span><text:span text:style-name="T51">Generators functions allow you to declare a function that behaves like an iterator, i.e. it can be used in a for loop.</text:span><text:span text:style-name="T52"><text:s/></text:span></text:p>
      <text:p text:style-name="P1"><text:span text:style-name="T53"/></text:p>
      <text:p text:style-name="P1"><text:span text:style-name="T53"/></text:p>
      <text:p text:style-name="P1"><text:span text:style-name="T54">20. why dict.iteritems() are fast than dict.items()?</text:span></text:p>
      <text:p text:style-name="P1"><text:span text:style-name="T55"/></text:p>
      <text:p text:style-name="P1"><text:span text:style-name="T56">A)<text:s/></text:span><text:span text:style-name="T57">dict.items(): Return a copy of the dictionary’s list of (key, value) pairs.</text:span><text:span text:style-name="T58"><text:line-break/><text:line-break/></text:span><text:span text:style-name="T59">dict.iteritems(): Return an iterator over the dictionary’s (key, value) pairs.</text:span><text:span text:style-name="T60"><text:s/></text:span></text:p>
      <text:p text:style-name="P1"><text:span text:style-name="T61"/></text:p>
      <text:p text:style-name="P1"><text:span text:style-name="T62">21. print bool(“0”)</text:span></text:p>
      <text:p text:style-name="P1"><text:span text:style-name="T62">A)True</text:span></text:p>
      <text:p text:style-name="P1"><text:span text:style-name="T63"/></text:p>
      <text:p text:style-name="P1"><text:span text:style-name="T64">22. b= 10 if -10 else 0</text:span></text:p>
      <text:p text:style-name="P1"><text:span text:style-name="T64"><text:s text:c="6"/>print b</text:span></text:p>
      <text:p text:style-name="P1"><text:span text:style-name="T64">A) 10</text:span></text:p>
      <text:p text:style-name="P1"><text:span text:style-name="T65"/></text:p>
      <text:p text:style-name="P1"><text:span text:style-name="T66">23. print bool(-10)</text:span></text:p>
      <text:p text:style-name="P1"><text:span text:style-name="T66">A) True</text:span></text:p>
      <text:p text:style-name="P1"><text:span text:style-name="T67"/></text:p>
      <text:p text:style-name="P1"><text:span text:style-name="T68">24. for j in range(10):</text:span></text:p>
      <text:p text:style-name="P1"><text:span text:style-name="T68"><text:s text:c="11"/>print j</text:span></text:p>
      <text:p text:style-name="P1"><text:span text:style-name="T68"><text:s text:c="11"/>break</text:span></text:p>
      <text:p text:style-name="P1"><text:span text:style-name="T68"><text:s text:c="5"/>print j</text:span></text:p>
      <text:p text:style-name="P1"><text:span text:style-name="T68"><text:s text:c="4"/>what is the output for above code?</text:span></text:p>
      <text:p text:style-name="P1"><text:span text:style-name="T68">A)0</text:span></text:p>
      <text:p text:style-name="P1"><text:span text:style-name="T68"><text:s text:c="4"/>0</text:span></text:p>
      <text:p text:style-name="P1"><text:span text:style-name="T69"/></text:p>
      <text:p text:style-name="P1"><text:span text:style-name="T70">25. for j in range(10):</text:span></text:p>
      <text:p text:style-name="P1"><text:span text:style-name="T70"><text:s text:c="11"/>if j&lt;5:</text:span></text:p>
      <text:p text:style-name="P1"><text:span text:style-name="T70"><text:s text:c="15"/>continue</text:span></text:p>
      <text:p text:style-name="P1"><text:span text:style-name="T70"><text:s text:c="11"/>else:</text:span></text:p>
      <text:p text:style-name="P1"><text:span text:style-name="T70"><text:s text:c="18"/>break</text:span></text:p>
      <text:p text:style-name="P1"><text:span text:style-name="T70"><text:s text:c="5"/>print j</text:span></text:p>
      <text:p text:style-name="P1"><text:span text:style-name="T71"/></text:p>
      <text:p text:style-name="P1"><text:span text:style-name="T72"><text:s text:c="4"/>what is the output for above code?</text:span></text:p>
      <text:p text:style-name="P1"><text:span text:style-name="T72">A) 5</text:span></text:p>
      <text:p text:style-name="P1"><text:span text:style-name="T73"/></text:p>
      <text:p text:style-name="P1"><text:span text:style-name="T74">26. i=0</text:span></text:p>
      <text:p text:style-name="P1"><text:span text:style-name="T74"><text:s text:c="6"/>while i&lt;10:</text:span></text:p>
      <text:p text:style-name="P1"><text:span text:style-name="T74"><text:s text:c="11"/>print I</text:span></text:p>
      <text:p text:style-name="P1"><text:span text:style-name="T75"/></text:p>
      <text:p text:style-name="P1"><text:span text:style-name="T76">How many times above loop iterates?</text:span></text:p>
      <text:p text:style-name="P1"><text:span text:style-name="T76">A) infinite loop</text:span></text:p>
      <text:p text:style-name="P1"><text:span text:style-name="T77"/></text:p>
      <text:p text:style-name="P1"><text:span text:style-name="T78">27. print “12” &gt; “2”</text:span></text:p>
      <text:p text:style-name="P1"><text:span text:style-name="T78">A) False</text:span></text:p>
      <text:p text:style-name="P1"><text:span text:style-name="T79"/></text:p>
      <text:p text:style-name="P1"><text:span text:style-name="T80">28. l1=[1,2,3,4]</text:span></text:p>
      <text:p text:style-name="P1"><text:span text:style-name="T80"><text:s text:c="6"/>l2=[1,2,3,4]</text:span></text:p>
      <text:p text:style-name="P1"><text:span text:style-name="T80"><text:s text:c="6"/>l3=l1</text:span></text:p>
      <text:p text:style-name="P1"><text:span text:style-name="T80"><text:s text:c="5"/>print l1 is l3</text:span></text:p>
      <text:p text:style-name="P1"><text:span text:style-name="T80"><text:s text:c="5"/>print l1 == l3</text:span></text:p>
      <text:p text:style-name="P1"><text:span text:style-name="T80"><text:s text:c="5"/>print l1 is l2</text:span></text:p>
      <text:p text:style-name="P1"><text:span text:style-name="T80"><text:s text:c="5"/>print l1 == l2</text:span></text:p>
      <text:p text:style-name="P1"><text:span text:style-name="T80">A)<text:s/></text:span><text:span text:style-name="T81">True</text:span></text:p>
      <text:p text:style-name="P1"><text:span text:style-name="T81"><text:s text:c="3"/>true</text:span></text:p>
      <text:p text:style-name="P1"><text:span text:style-name="T81"><text:s text:c="3"/>false</text:span></text:p>
      <text:p text:style-name="P1"><text:span text:style-name="T81"><text:s text:c="3"/>true</text:span></text:p>
      <text:p text:style-name="P1"><text:span text:style-name="T82"/></text:p>
      <text:p text:style-name="P1"><text:span text:style-name="T83">29.<text:s text:c="2"/>write an example for tuple, list, dictionary comprehensions.</text:span></text:p>
      <text:p text:style-name="P1"><text:span text:style-name="T84"/></text:p>
      <text:p text:style-name="P1"><text:span text:style-name="T85">30. print “12” &gt; 30</text:span></text:p>
      <text:p text:style-name="P1"><text:span text:style-name="T85"><text:s/>A) True</text:span></text:p>
      <text:p text:style-name="P1"><text:span text:style-name="T86"/></text:p>
      <text:p text:style-name="P1"><text:span text:style-name="T86"/></text:p>
      <text:p text:style-name="P1"><text:span text:style-name="T87">31. l=[‘2’,’13’,’1000’]</text:span></text:p>
      <text:p text:style-name="P1"><text:span text:style-name="T87"><text:s text:c="5"/>l.sort()</text:span></text:p>
      <text:p text:style-name="P1"><text:span text:style-name="T87"><text:s text:c="4"/>print l</text:span></text:p>
      <text:p text:style-name="P1"><text:span text:style-name="T87">A)<text:s text:c="2"/></text:span><text:span text:style-name="T88">['1000', '13', '2']</text:span></text:p>
      <text:p text:style-name="P1"><text:span text:style-name="T89"/></text:p>
      <text:p text:style-name="P1"><text:span text:style-name="T89"/></text:p>
      <text:p text:style-name="P1"><text:span text:style-name="T90">32. l1=[1,2,3,4]</text:span></text:p>
      <text:p text:style-name="P1"><text:span text:style-name="T90"><text:s text:c="6"/>l2=l1.append(10)</text:span></text:p>
      <text:p text:style-name="P1"><text:span text:style-name="T90"><text:s text:c="6"/>print l2</text:span></text:p>
      <text:p text:style-name="P1"><text:span text:style-name="T90">A) None</text:span></text:p>
      <text:p text:style-name="P1"><text:span text:style-name="T91"/></text:p>
      <text:p text:style-name="P1"><text:span text:style-name="T92">33. l1.extend(10) take l1 from the 32</text:span><text:span text:style-name="T93">nd</text:span><text:span text:style-name="T94"><text:s/>question</text:span></text:p>
      <text:p text:style-name="P1"><text:span text:style-name="T94">A)Error</text:span></text:p>
      <text:p text:style-name="P1"><text:span text:style-name="T95"/></text:p>
      <text:p text:style-name="P1"><text:span text:style-name="T96">34. if 10&lt;20:</text:span></text:p>
      <text:p text:style-name="P1"><text:span text:style-name="T96"><text:s text:c="10"/>print “10&lt;20 is true”</text:span></text:p>
      <text:p text:style-name="P1"><text:span text:style-name="T96"><text:s text:c="6"/>if 10&gt;20</text:span></text:p>
      <text:p text:style-name="P1"><text:span text:style-name="T96"><text:s text:c="10"/>print “10&gt;20 is true”</text:span></text:p>
      <text:p text:style-name="P1"><text:span text:style-name="T96"><text:s text:c="6"/>else:</text:span></text:p>
      <text:p text:style-name="P1"><text:span text:style-name="T96"><text:s text:c="10"/>print “10&gt;20 is false”</text:span></text:p>
      <text:p text:style-name="P1"><text:span text:style-name="T96">output?</text:span></text:p>
      <text:p text:style-name="P1"><text:span text:style-name="T96">A)<text:s/></text:span><text:span text:style-name="T97">10&lt;20 is true</text:span></text:p>
      <text:p text:style-name="P1"><text:span text:style-name="T97"><text:s text:c="2"/>10&gt;20 is false</text:span></text:p>
      <text:p text:style-name="P1"><text:span text:style-name="T98"/></text:p>
      <text:p text:style-name="P1"><text:span text:style-name="T98"/></text:p>
      <text:p text:style-name="P1"><text:span text:style-name="T99">35. if 10&lt;20:</text:span></text:p>
      <text:p text:style-name="P1"><text:span text:style-name="T99"><text:s text:c="10"/>print “10&lt;20 is true”</text:span></text:p>
      <text:p text:style-name="P1"><text:span text:style-name="T99"><text:s text:c="6"/>elif 10&gt;20:(if we miss : answer is invalid)</text:span></text:p>
      <text:p text:style-name="P1"><text:span text:style-name="T99"><text:s text:c="10"/>print “10&gt;20 is true”</text:span></text:p>
      <text:p text:style-name="P1"><text:span text:style-name="T99"><text:s text:c="6"/>else:</text:span></text:p>
      <text:p text:style-name="P1"><text:span text:style-name="T99"><text:s text:c="10"/>print “10&gt;20 is false”</text:span></text:p>
      <text:p text:style-name="P1"><text:span text:style-name="T100"/></text:p>
      <text:p text:style-name="P1"><text:span text:style-name="T101">output?</text:span></text:p>
      <text:p text:style-name="P1"><text:span text:style-name="T102"/></text:p>
      <text:p text:style-name="P1"><text:span text:style-name="T103">A)<text:s/></text:span><text:span text:style-name="T104">10&lt;20 is true</text:span></text:p>
      <text:p text:style-name="P1"><text:span text:style-name="T105"/></text:p>
      <text:p text:style-name="P1"><text:span text:style-name="T105"/></text:p>
      <text:p text:style-name="P1"><text:span text:style-name="T106">36. i=0</text:span></text:p>
      <text:p text:style-name="P1"><text:span text:style-name="T106"><text:s text:c="6"/>while i&lt;10:</text:span></text:p>
      <text:p text:style-name="P1"><text:span text:style-name="T106"><text:s text:c="10"/>I = i+1</text:span></text:p>
      <text:p text:style-name="P1"><text:span text:style-name="T106"><text:s text:c="10"/>if i&gt;3:</text:span></text:p>
      <text:p text:style-name="P1"><text:span text:style-name="T106"><text:s text:c="14"/>break</text:span></text:p>
      <text:p text:style-name="P1"><text:span text:style-name="T106"><text:s text:c="5"/>print I</text:span></text:p>
      <text:p text:style-name="P1"><text:span text:style-name="T106">A) 4</text:span></text:p>
      <text:p text:style-name="P1"><text:span text:style-name="T107"/></text:p>
      <text:p text:style-name="P1"><text:span text:style-name="T108">37. what is the difference between return and yield?</text:span></text:p>
      <text:p text:style-name="P1"><text:span text:style-name="T108">A)</text:span><text:span text:style-name="T109">A function that yields a value can be resumed and it remembers its value when called next time. But a function that use return can't be resumed.</text:span><text:span text:style-name="T110"><text:s/></text:span></text:p>
      <text:p text:style-name="P1"><text:span text:style-name="T111"/></text:p>
      <text:p text:style-name="P1"><text:span text:style-name="T112">38. WAP Take a string from the user and remove “aeiou” letters from that string.</text:span></text:p>
      <text:p text:style-name="P1"><text:span text:style-name="T112">A)</text:span></text:p>
      <text:p text:style-name="P1"><text:span text:style-name="T113"/></text:p>
      <text:p text:style-name="P1"><text:span text:style-name="T114">39. print “pYThon ProgrAm”.title()</text:span></text:p>
      <text:p text:style-name="P1"><text:span text:style-name="T114">A) Python Program</text:span></text:p>
      <text:p text:style-name="P1"><text:span text:style-name="T115"/></text:p>
      <text:p text:style-name="P1"><text:span text:style-name="T116">40. print “pYThon ProgrAm”.capitalize()</text:span></text:p>
      <text:p text:style-name="P1"><text:span text:style-name="T116">A) Python program</text:span></text:p>
      <text:p text:style-name="P1"><text:span text:style-name="T117"/></text:p>
      <text:p text:style-name="P1"><text:span text:style-name="T118">41. d={1:10,1:100}</text:span></text:p>
      <text:p text:style-name="P1"><text:span text:style-name="T118"><text:s text:c="6"/>print d.get(1) </text:span></text:p>
      <text:p text:style-name="P1"><text:span text:style-name="T118"><text:s text:c="6"/>print d.get(10)</text:span></text:p>
      <text:p text:style-name="P1"><text:span text:style-name="T118">A)<text:s/></text:span><text:span text:style-name="T119">100</text:span></text:p>
      <text:p text:style-name="P1"><text:span text:style-name="T119"><text:s text:c="2"/>None</text:span></text:p>
      <text:p text:style-name="P1"><text:span text:style-name="T120"/></text:p>
      <text:p text:style-name="P1"><text:span text:style-name="T121">42. Write about python memory organization with examples</text:span></text:p>
      <text:p text:style-name="P1"><text:span text:style-name="T122"/></text:p>
      <text:p text:style-name="P1"><text:span text:style-name="T123">43. What are mutable and immutable objects, give an examples</text:span></text:p>
      <text:p text:style-name="P1"><text:span text:style-name="T123">A) Immutable objects :</text:span></text:p>
      <text:p text:style-name="P1"><text:span text:style-name="T123"><text:s text:c="6"/>String ,Tuple , numeric types.</text:span></text:p>
      <text:p text:style-name="P1"><text:span text:style-name="T123">Mutable:</text:span></text:p>
      <text:p text:style-name="P1"><text:span text:style-name="T123">List, Dictionary,set</text:span></text:p>
      <text:p text:style-name="P1"><text:span text:style-name="T124"/></text:p>
      <text:p text:style-name="P1"><text:span text:style-name="T124"/></text:p>
      <text:p text:style-name="P1"><text:span text:style-name="T125">44. Difference between lists and tuple</text:span></text:p>
      <text:p text:style-name="P1"><text:span text:style-name="T125">A)<text:s/></text:span><text:span text:style-name="T126">List is mutable and tuples is immutable. The main difference between mutable and immutable is memory usage when you are trying to append an item. When you create a variable, some fixed memory is assigned to the variable. If it is a list, more memory is assigned than actually used.</text:span></text:p>
      <text:p text:style-name="P1"><text:span text:style-name="T127"/></text:p>
      <text:p text:style-name="P1"><text:span text:style-name="T128">45. Difference between list and dictionary?</text:span></text:p>
      <text:p text:style-name="P1"><text:span text:style-name="T128">A)</text:span><text:span text:style-name="T129">List is a mutable type meaning that lists can be modified after they have been created. A tuple is similar to a list except it is immutable. ... Tuples have structure, lists have order. A dictionary is a key-value store.</text:span></text:p>
      <text:p text:style-name="P1"><text:span text:style-name="T130"/></text:p>
      <text:p text:style-name="P1"><text:span text:style-name="T131">46. What is lambda?</text:span></text:p>
      <text:p text:style-name="P1"><text:span text:style-name="T131">A)<text:s/></text:span><text:span text:style-name="T132">The lambda operator or lambda function is a way to create small anonymous functions, i.e. functions without a name. These functions are throw-away functions, i.e. they are just needed where they have been created. Lambda functions are mainly used in combination with the functions filter(), map() and reduce().</text:span><text:span text:style-name="T133"><text:s/></text:span></text:p>
      <text:p text:style-name="P1"><text:span text:style-name="T134"/></text:p>
      <text:p text:style-name="P1"><text:span text:style-name="T135">47. d={‘name’:’n1’, ‘id’:2}</text:span></text:p>
      <text:p text:style-name="P1"><text:span text:style-name="T135"><text:s text:c="5"/>print d.popitem()</text:span></text:p>
      <text:p text:style-name="P1"><text:span text:style-name="T135">A)<text:s/></text:span><text:span text:style-name="T136">('name', 'n1')</text:span></text:p>
      <text:p text:style-name="P1"><text:span text:style-name="T137"/></text:p>
      <text:p text:style-name="P1"><text:span text:style-name="T138">48. d={‘name’:’n1’, ‘id’:2}</text:span></text:p>
      <text:p text:style-name="P1"><text:span text:style-name="T138"><text:s/>print d.pop()</text:span></text:p>
      <text:p text:style-name="P1"><text:span text:style-name="T138">A) Error</text:span></text:p>
      <text:p text:style-name="P1"><text:span text:style-name="T139"/></text:p>
      <text:p text:style-name="P1"><text:span text:style-name="T140">49. How to add sub dictionary to existing dictionary?</text:span></text:p>
      <text:p text:style-name="P1"><text:span text:style-name="T141"/></text:p>
      <text:p text:style-name="P1"><text:span text:style-name="T142">50. d={‘name’:’n1’, ‘id’:2}</text:span></text:p>
      <text:p text:style-name="P1"><text:span text:style-name="T142"><text:s text:c="6"/>d1 = d</text:span></text:p>
      <text:p text:style-name="P1"><text:span text:style-name="T142"><text:s text:c="7"/>d[‘id’] = 3</text:span></text:p>
      <text:p text:style-name="P1"><text:span text:style-name="T142"><text:s text:c="5"/>print d1</text:span></text:p>
      <text:p text:style-name="P1"><text:span text:style-name="T142">A)<text:s/></text:span><text:span text:style-name="T143">{'name': 'n1', 'id': 3}</text:span></text:p>
      <text:p text:style-name="P1"><text:span text:style-name="T144"/></text:p>
      <text:p text:style-name="P1"><text:span text:style-name="T144"/></text:p>
      <text:p text:style-name="P1"><text:span text:style-name="T144"/></text:p>
      <text:p text:style-name="P1"><text:span text:style-name="T14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